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HURCH IN SARDIS (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HURCH IN SARDIS (3:1-6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unselor (3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mendation (3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chastening (3:1b-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chastening (3:1b-2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y have a reputation of being alive but are dead (3:1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ir deeds are far from right in God's sight (3:2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HURCH IN SARDIS (3:1-6)<text:s text:c="1"/></text:span><text:span text:style-name="a475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counselor (3:1a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commendation (3: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hastening (3:1b-2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counsel (3: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challenge (3:5-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challenge (3:5-6)<text:s text:c="1"/></text:span><text:span text:style-name="a499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y will be dressed in white (3:5a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ir names will be announced before the Father and his angels (3:5b-6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THE CHURCH IN SARDIS (3:1-6)<text:s text:c="1"/></text:span><text:span text:style-name="a514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counselor (3:1a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commendation (3:4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chastening (3:1b-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counsel (3: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challenge (3:5-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REVELATION 3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HE CHURCH IN SARDIS (3:1-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THE CHURCH IN PHILADELPHIA (3:7-13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1-title-Title-Slide" presentation:presentation-page-layout-name="Master1-PPL1" draw:id="Slide-263">
        <draw:frame draw:id="id97" presentation:style-name="a555" draw:name="Title 1" svg:x="1.38in" svg:y="0.83in" svg:width="10.3in" svg:height="4.42in" presentation:class="title" presentation:placeholder="false">
          <draw:text-box>
            <text:p text:style-name="a554" text:class-names="" text:cond-style-name=""><text:span text:style-name="a552" text:class-names="">THE CHURCH IN PHILADELPHIA (3:7-13)<text:s text:c="1"/></text:span><text:span text:style-name="a553" text:class-names=""/></text:p>
          </draw:text-box>
          <svg:title/>
          <svg:desc/>
        </draw:frame>
        <draw:frame draw:id="id98" presentation:style-name="a560" draw:name="Subtitle 2" svg:x="1.38in" svg:y="5.25in" svg:width="10.3in" svg:height="1.85in" presentation:class="subtitle" presentation:placeholder="false">
          <draw:text-box>
            <text:p text:style-name="a557" text:class-names="" text:cond-style-name=""><text:span text:style-name="a556" text:class-names=""><text:s text:c="1"/>The counselor (3:7)<text:s text:c="1"/></text:span></text:p>
            <text:p text:style-name="a559" text:class-names="" text:cond-style-name=""><text:span text:style-name="a558" text:class-names=""/></text:p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counselor (3:7)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holy and true Jesus holds the keys of David (3:7a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opens closed doors and closes open doors (3:7b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THE CHURCH IN PHILADELPHIA (3:7-13)<text:s text:c="1"/></text:span><text:span text:style-name="a578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counselor (3: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ommendation (3:8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commendation (3:8)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ough weak, they have kept his Word (3:8a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y have not denied his name (3:8b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THE CHURCH IN PHILADELPHIA (3:7-13)<text:s text:c="1"/></text:span><text:span text:style-name="a608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counselor (3:7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commendation (3:8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chastening: None given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counsel (3:11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hallenge (3:9-10, 12-13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challenge (3:9-10, 12-13)<text:s text:c="1"/>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ir enemies will fall down before them (3:9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y will be kept from the hour of trial (3:10)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y will become pillars in the Temple of God (3:12a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y will be given new names (3:12b-13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THE CHURCH IN PHILADELPHIA (3:7-13)<text:s text:c="1"/></text:span><text:span text:style-name="a653" text:class-names=""/></text:p>
          </draw:text-box>
          <svg:title/>
          <svg:desc/>
        </draw:frame>
        <draw:frame draw:id="id110" presentation:style-name="a674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counselor (3:7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commendation (3:8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hastening: None given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ounsel (3:1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challenge (3:9-10, 12-13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5" draw:style-name="a675" draw:master-page-name="Master1-Layout12-tx-Title-and-Text" presentation:presentation-page-layout-name="Master1-PPL12" draw:id="Slide-270">
        <draw:frame draw:id="id111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REVELATION 3</text:span><text:span text:style-name="a677" text:class-names=""/></text:p>
          </draw:text-box>
          <svg:title/>
          <svg:desc/>
        </draw:frame>
        <draw:frame draw:id="id112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CHURCH IN SARDIS (3:1-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CHURCH IN PHILADELPHIA (3:7-1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CHURCH IN LAODICEA (3:14-22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6" draw:style-name="a693" draw:master-page-name="Master1-Layout12-tx-Title-and-Text" presentation:presentation-page-layout-name="Master1-PPL12" draw:id="Slide-271">
        <draw:frame draw:id="id113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CHURCH IN LAODICEA (3:14-22)<text:s text:c="1"/></text:span><text:span text:style-name="a695" text:class-names=""/></text:p>
          </draw:text-box>
          <svg:title/>
          <svg:desc/>
        </draw:frame>
        <draw:frame draw:id="id114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counselor (3:14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mmendation: None given.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hastening (3:15-17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7" draw:style-name="a711" draw:master-page-name="Master1-Layout12-tx-Title-and-Text" presentation:presentation-page-layout-name="Master1-PPL12" draw:id="Slide-272">
        <draw:frame draw:id="id115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 chastening (3:15-17)<text:s text:c="1"/></text:span><text:span text:style-name="a713" text:class-names=""/></text:p>
          </draw:text-box>
          <svg:title/>
          <svg:desc/>
        </draw:frame>
        <draw:frame draw:id="id116" presentation:style-name="a728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fallacies (3:17a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facts (3:17b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fury (3:15-16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18" draw:style-name="a729" draw:master-page-name="Master1-Layout12-tx-Title-and-Text" presentation:presentation-page-layout-name="Master1-PPL12" draw:id="Slide-273">
        <draw:frame draw:id="id117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THE CHURCH IN LAODICEA (3:14-22)<text:s text:c="1"/></text:span><text:span text:style-name="a731" text:class-names=""/></text:p>
          </draw:text-box>
          <svg:title/>
          <svg:desc/>
        </draw:frame>
        <draw:frame draw:id="id118" presentation:style-name="a749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 counselor (3:14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ommendation: None given.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chastening (3:15-17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counsel (3:18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19" draw:style-name="a750" draw:master-page-name="Master1-Layout12-tx-Title-and-Text" presentation:presentation-page-layout-name="Master1-PPL12" draw:id="Slide-274">
        <draw:frame draw:id="id119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The counsel (3:18)<text:s text:c="1"/></text:span><text:span text:style-name="a752" text:class-names=""/></text:p>
          </draw:text-box>
          <svg:title/>
          <svg:desc/>
        </draw:frame>
        <draw:frame draw:id="id120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y are to seek spiritual clothing from God to cover their nakedness (3:18a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y are to seek spiritual medicine from God to heal their blindness (3:18b).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0" draw:style-name="a765" draw:master-page-name="Master1-Layout12-tx-Title-and-Text" presentation:presentation-page-layout-name="Master1-PPL12" draw:id="Slide-275">
        <draw:frame draw:id="id121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THE CHURCH IN LAODICEA (3:14-22)<text:s text:c="1"/></text:span><text:span text:style-name="a767" text:class-names=""/></text:p>
          </draw:text-box>
          <svg:title/>
          <svg:desc/>
        </draw:frame>
        <draw:frame draw:id="id122" presentation:style-name="a788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counselor (3:1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commendation: None given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chastening (3:15-17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counsel (3:18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challenge (3:19-22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1" draw:style-name="a789" draw:master-page-name="Master1-Layout12-tx-Title-and-Text" presentation:presentation-page-layout-name="Master1-PPL12" draw:id="Slide-276">
        <draw:frame draw:id="id123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The challenge (3:19-22):<text:s text:c="1"/></text:span><text:span text:style-name="a791" text:class-names=""/></text:p>
          </draw:text-box>
          <svg:title/>
          <svg:desc/>
        </draw:frame>
        <draw:frame draw:id="id124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He rebukes them because he loves them (3:19).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He promises to enter into their hearts if they will allow him (3:20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He will then prepare a place for them on his throne (3:21-22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2" draw:style-name="a807" draw:master-page-name="Master1-Layout12-tx-Title-and-Text" presentation:presentation-page-layout-name="Master1-PPL12" draw:id="Slide-277">
        <draw:frame draw:id="id125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THE CHURCH IN LAODICEA (3:14-22)<text:s text:c="1"/></text:span><text:span text:style-name="a809" text:class-names=""/></text:p>
          </draw:text-box>
          <svg:title/>
          <svg:desc/>
        </draw:frame>
        <draw:frame draw:id="id126" presentation:style-name="a830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counselor (3:14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commendation: None given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chastening (3:15-17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counsel (3:18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challenge (3:19-22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3" draw:style-name="a831" draw:master-page-name="Master1-Layout12-tx-Title-and-Text" presentation:presentation-page-layout-name="Master1-PPL12" draw:id="Slide-278">
        <draw:frame draw:id="id127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REVELATION 3</text:span><text:span text:style-name="a833" text:class-names=""/></text:p>
          </draw:text-box>
          <svg:title/>
          <svg:desc/>
        </draw:frame>
        <draw:frame draw:id="id128" presentation:style-name="a848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THE CHURCH IN SARDIS (3:1-6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THE CHURCH IN PHILADELPHIA (3:7-1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THE CHURCH IN LAODICEA (3:14-22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3</dc:title>
    <meta:initial-creator>David STRICKLAND</meta:initial-creator>
    <dc:creator>David STRICKLAND</dc:creator>
    <meta:creation-date>2020-02-22T19:35:18Z</meta:creation-date>
    <dc:date>2020-02-22T19:35:19Z</dc:date>
    <meta:template xlink:href="BibleStudy" xlink:type="simple"/>
    <meta:editing-cycles>1</meta:editing-cycles>
    <meta:editing-duration>PT0S</meta:editing-duration>
    <meta:document-statistic meta:paragraph-count="95" meta:word-count="705"/>
  </office:meta>
</office:document-meta>
</file>